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20.315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3.526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6.212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결과완료일</text:p>
          </table:table-cell>
          <table:table-cell office:value-type="string" calcext:value-type="string">
            <text:p>수진자명</text:p>
          </table:table-cell>
          <table:table-cell office:value-type="string" calcext:value-type="string">
            <text:p>주민번호01</text:p>
          </table:table-cell>
          <table:table-cell office:value-type="string" calcext:value-type="string">
            <text:p>나이</text:p>
          </table:table-cell>
          <table:table-cell office:value-type="string" calcext:value-type="string">
            <text:p>성별</text:p>
          </table:table-cell>
          <table:table-cell office:value-type="string" calcext:value-type="string">
            <text:p>검사명</text:p>
          </table:table-cell>
          <table:table-cell office:value-type="string" calcext:value-type="string">
            <text:p>보험코드</text:p>
          </table:table-cell>
          <table:table-cell office:value-type="string" calcext:value-type="string">
            <text:p>검체명</text:p>
          </table:table-cell>
          <table:table-cell office:value-type="string" calcext:value-type="string">
            <text:p>검사코드</text:p>
          </table:table-cell>
          <table:table-cell office:value-type="string" calcext:value-type="string">
            <text:p>서술형결과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20615</text:p>
          </table:table-cell>
          <table:table-cell office:value-type="string" calcext:value-type="string">
            <text:p>박동순</text:p>
          </table:table-cell>
          <table:table-cell office:value-type="string" calcext:value-type="string">
            <text:p>5308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vel B(공단)</text:p>
          </table:table-cell>
          <table:table-cell office:value-type="string" calcext:value-type="string">
            <text:p>C5602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3303600</text:p>
          </table:table-cell>
          <table:table-cell office:value-type="string" office:string-value="&lt;Gross Findings&gt;&#10;Received in formalin are 2 pieces of grayish white soft tissue, measuring up to &#10;0.3cm in greatest dimension. Entirely embedded.&#10;&#10;&lt;Diagnosis&gt;&#10;Large intestine, (AV 20cm), endoscopic biopsy:&#10;    Tubulovillous adenoma with low grade dysplasia. &#10;" calcext:value-type="string">
            <text:p>&lt;Gross Findings&gt;</text:p>
            <text:p>Received in formalin are 2 pieces of grayish white soft tissue, measuring up to </text:p>
            <text:p>0.3cm in greatest dimension. Entirely embedded.</text:p>
            <text:p/>
            <text:p>&lt;Diagnosis&gt;</text:p>
            <text:p>Large intestine, (AV 20cm), endoscopic biopsy:</text:p>
            <text:p>    Tubulovillous adenoma with low grade dysplasia. 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220615</text:p>
          </table:table-cell>
          <table:table-cell office:value-type="string" calcext:value-type="string">
            <text:p>박동순</text:p>
          </table:table-cell>
          <table:table-cell office:value-type="string" calcext:value-type="string">
            <text:p>5308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oss Findings</text:p>
          </table:table-cell>
          <table:table-cell/>
          <table:table-cell office:value-type="string" calcext:value-type="string">
            <text:p>Tissue</text:p>
          </table:table-cell>
          <table:table-cell office:value-type="string" calcext:value-type="string">
            <text:p>1620101</text:p>
          </table:table-cell>
          <table:table-cell office:value-type="string" calcext:value-type="string">
            <text:p>Received in formalin are 2 pieces of grayish white soft tissue, measuring up to </text:p>
            <text:p>0.3cm in greatest dimension. Entirely embedded.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20220615</text:p>
          </table:table-cell>
          <table:table-cell office:value-type="string" calcext:value-type="string">
            <text:p>박동순</text:p>
          </table:table-cell>
          <table:table-cell office:value-type="string" calcext:value-type="string">
            <text:p>5308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roscopic Findings</text:p>
          </table:table-cell>
          <table:table-cell/>
          <table:table-cell office:value-type="string" calcext:value-type="string">
            <text:p>Tissue</text:p>
          </table:table-cell>
          <table:table-cell office:value-type="string" calcext:value-type="string">
            <text:p>162010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20220615</text:p>
          </table:table-cell>
          <table:table-cell office:value-type="string" calcext:value-type="string">
            <text:p>박동순</text:p>
          </table:table-cell>
          <table:table-cell office:value-type="string" calcext:value-type="string">
            <text:p>5308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agnosis</text:p>
          </table:table-cell>
          <table:table-cell/>
          <table:table-cell office:value-type="string" calcext:value-type="string">
            <text:p>Tissue</text:p>
          </table:table-cell>
          <table:table-cell office:value-type="string" calcext:value-type="string">
            <text:p>1620103</text:p>
          </table:table-cell>
          <table:table-cell office:value-type="string" calcext:value-type="string">
            <text:p>Large intestine, (AV 20cm), endoscopic biopsy:</text:p>
            <text:p>    Tubulovillous adenoma with low grade dysplasia.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20220615</text:p>
          </table:table-cell>
          <table:table-cell office:value-type="string" calcext:value-type="string">
            <text:p>박동순</text:p>
          </table:table-cell>
          <table:table-cell office:value-type="string" calcext:value-type="string">
            <text:p>5308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Tissue</text:p>
          </table:table-cell>
          <table:table-cell office:value-type="string" calcext:value-type="string">
            <text:p>1620104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20220615</text:p>
          </table:table-cell>
          <table:table-cell office:value-type="string" calcext:value-type="string">
            <text:p>한승진</text:p>
          </table:table-cell>
          <table:table-cell office:value-type="string" calcext:value-type="string">
            <text:p>711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l C(Blocks≤9)</text:p>
          </table:table-cell>
          <table:table-cell office:value-type="string" calcext:value-type="string">
            <text:p>C5603008</text:p>
          </table:table-cell>
          <table:table-cell office:value-type="string" calcext:value-type="string">
            <text:p>Tissue C-9</text:p>
          </table:table-cell>
          <table:table-cell office:value-type="string" calcext:value-type="string">
            <text:p>1612200</text:p>
          </table:table-cell>
          <table:table-cell office:value-type="string" office:string-value="&lt;Gross Findings&gt;&#10;A)Received in formalin is a piece of grayish white soft tissue, measuring 0.2cm &#10;in greatest dimension. Entirely embedded. (#1)&#10;&#10;B)Received in formalin is a piece of grayish white soft tissue, measuring 0.2cm &#10;in greatest dimension. Entirely embedded. (#2)&#10;&#10;&lt;Diagnosis&gt;&#10;A)Large intestine, (ascending colon), polypectomy:&#10;    Inflammatory polyp. &#10;&#10;B)Large intestine, (ascending colon), polypectomy:&#10;    Inflammatory polyp. &#10;" calcext:value-type="string">
            <text:p>&lt;Gross Findings&gt;</text:p>
            <text:p>A)Received in formalin is a piece of grayish white soft tissue, measuring 0.2cm </text:p>
            <text:p>in greatest dimension. Entirely embedded. (#1)</text:p>
            <text:p/>
            <text:p>B)Received in formalin is a piece of grayish white soft tissue, measuring 0.2cm </text:p>
            <text:p>in greatest dimension. Entirely embedded. (#2)</text:p>
            <text:p/>
            <text:p>&lt;Diagnosis&gt;</text:p>
            <text:p>A)Large intestine, (ascending colon), polypectomy:</text:p>
            <text:p>    Inflammatory polyp. </text:p>
            <text:p/>
            <text:p>B)Large intestine, (ascending colon), polypectomy:</text:p>
            <text:p>    Inflammatory polyp. 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0220615</text:p>
          </table:table-cell>
          <table:table-cell office:value-type="string" calcext:value-type="string">
            <text:p>한승진</text:p>
          </table:table-cell>
          <table:table-cell office:value-type="string" calcext:value-type="string">
            <text:p>711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oss Findings</text:p>
          </table:table-cell>
          <table:table-cell/>
          <table:table-cell office:value-type="string" calcext:value-type="string">
            <text:p>Tissue C-9</text:p>
          </table:table-cell>
          <table:table-cell office:value-type="string" calcext:value-type="string">
            <text:p>1620101</text:p>
          </table:table-cell>
          <table:table-cell office:value-type="string" calcext:value-type="string">
            <text:p>A)Received in formalin is a piece of grayish white soft tissue, measuring 0.2cm </text:p>
            <text:p>in greatest dimension. Entirely embedded. (#1)</text:p>
            <text:p/>
            <text:p>B)Received in formalin is a piece of grayish white soft tissue, measuring 0.2cm </text:p>
            <text:p>in greatest dimension. Entirely embedded. (#2)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20220615</text:p>
          </table:table-cell>
          <table:table-cell office:value-type="string" calcext:value-type="string">
            <text:p>한승진</text:p>
          </table:table-cell>
          <table:table-cell office:value-type="string" calcext:value-type="string">
            <text:p>711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roscopic Findings</text:p>
          </table:table-cell>
          <table:table-cell/>
          <table:table-cell office:value-type="string" calcext:value-type="string">
            <text:p>Tissue C-9</text:p>
          </table:table-cell>
          <table:table-cell office:value-type="string" calcext:value-type="string">
            <text:p>1620102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20220615</text:p>
          </table:table-cell>
          <table:table-cell office:value-type="string" calcext:value-type="string">
            <text:p>한승진</text:p>
          </table:table-cell>
          <table:table-cell office:value-type="string" calcext:value-type="string">
            <text:p>711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agnosis</text:p>
          </table:table-cell>
          <table:table-cell/>
          <table:table-cell office:value-type="string" calcext:value-type="string">
            <text:p>Tissue C-9</text:p>
          </table:table-cell>
          <table:table-cell office:value-type="string" calcext:value-type="string">
            <text:p>1620103</text:p>
          </table:table-cell>
          <table:table-cell office:value-type="string" calcext:value-type="string">
            <text:p>A)Large intestine, (ascending colon), polypectomy:</text:p>
            <text:p>    Inflammatory polyp. </text:p>
            <text:p/>
            <text:p>B)Large intestine, (ascending colon), polypectomy:</text:p>
            <text:p>    Inflammatory polyp. </text:p>
          </table:table-cell>
          <table:table-cell table:number-columns-repeated="1014"/>
        </table:table-row>
        <table:table-row table:style-name="ro4" table:number-rows-repeated="338">
          <table:table-cell table:number-columns-repeated="1024"/>
        </table:table-row>
        <table:table-row table:style-name="ro4" table:number-rows-repeated="10482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" style:display-name="PageStyle_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23:54:17</meta:creation-date>
    <dc:date>2022-06-16T08:58:43.270050420</dc:date>
    <meta:editing-duration>PT1M40S</meta:editing-duration>
    <meta:editing-cycles>1</meta:editing-cycles>
    <meta:document-statistic meta:table-count="1" meta:cell-count="90" meta:object-count="0"/>
    <meta:generator>LibreOffice/7.3.4.2$Linux_X86_64 LibreOffice_project/30$Build-2</meta:generator>
    <meta:user-defined meta:name="DXVersion">18.1.6.0</meta:user-defined>
  </office:meta>
</office:document-meta>
</file>